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style:style>
    <style:style style:name="T1" style:family="text">
      <style:text-properties style:text-position="super 58%"/>
    </style:style>
    <style:style style:name="T2" style:family="text">
      <style:text-properties style:text-position="0% 100%"/>
    </style:style>
    <style:style style:name="T3"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I Du travail en laboratoire :</text:p>
      <text:p text:style-name="Standard"/>
      <text:p text:style-name="Standard">a) dosage d'ions chlorure</text:p>
      <text:p text:style-name="Standard">c) nouvelle méthode de dosage et compréhension de la divergence des résultats</text:p>
      <text:p text:style-name="Standard">b) test de résistance/besoin de salinité</text:p>
      <text:p text:style-name="Standard"/>
      <text:p text:style-name="Standard">Chaque partie doit être accompagnée des questions qui ont amené à la réalisation de l'expérience, des raisons pour lesquelles il est réalisé, c'est-à dire les objectifs, le déroulement, les difficultés rencontrés, les résultats et les déductions qu'on peut en tirer.</text:p>
      <text:p text:style-name="Standard"/>
      <text:p text:style-name="Standard">Introduction :</text:p>
      <text:p text:style-name="Standard"><text:tab/>Les relevés réalisés sur le terrain nous ont jusqu'ici permis de mettre en relation certaines mesures, comme la sociabilité et la phénologie. Pourtant l'hypothèse principale, qui stipule que la salinité du sol est un facteur prédominant quant à la présence de certaines plantes; reste invérifiable, car les bouteilles d'eau prélevés demeurent non quantifiées. C'est pourquoi il nous faut maintenant réaliser des expériences en laboratoire.</text:p>
      <text:p text:style-name="Standard"/>
      <text:p text:style-name="Standard">a) Dosage d'ions Chlorure :</text:p>
      <text:p text:style-name="Standard"/>
      <text:p text:style-name="Standard">Pour savoir si la salinité a réellement un impact sur la présence de certaines plantes, nous aen avons mesuré l'évolution au cours des trois mois d'observations, à raison d'un relevé par mois. Pour ce faire, nous avons utilisé la méthode de Mohr, qui se base sur le principe de la réaction entre le nitrate d'argent et les ions chlorure.</text:p>
      <text:p text:style-name="Standard"><text:s text:c="2"/>En effet le nitrate d'argent, dont la formule chimique est Ag<text:span text:style-name="T1">+</text:span><text:span text:style-name="T2"> + NO</text:span><text:span text:style-name="T3">3</text:span><text:span text:style-name="T1">-</text:span><text:span text:style-name="T2">, possède un composé Ag</text:span><text:span text:style-name="T1">+</text:span><text:span text:style-name="T2"> , qui réagit avec les ions chlorure pour former un précipité blanc. Cependant, le nitrate d'argent réagit également avec le chlorure de potassium, formant un précipité rougeâtre. Or la réaction avec les ions chlorure est prioritaire sur celle du chlorure de potassium. Cela signifie que </text:span><text:span text:style-name="T2">si </text:span><text:span text:style-name="T2">on verse du nitrate d'argent </text:span><text:span text:style-name="T2">dans une solution aqueuse contenant des ions chlorure et du chlorure de potassium</text:span><text:span text:style-name="T2">, la réaction avec le chlorure de potassium ne se fera que si tous les ions chlorure ont été consommés par la réaction. En terme de quantité de matière, lorsqu'une mole de nitrate d'argent réagit, une mole d'ions chlorure est consommé</text:span><text:span text:style-name="T2">e</text:span><text:span text:style-name="T2">. Cela nous permet, par calcul de volume </text:span><text:span text:style-name="T2">équivalent</text:span><text:span text:style-name="T2">, de verser au compte goutte du nitrate d'argent dans la solution aqueuse jusqu'à ce que le précipité blanc devienne rouge. En comptant les gouttes on peut déterminer la masse d'ions chlorure présente dans l'eau saumâtre de l'étang.</text:span></text:p>
      <text:p text:style-name="Standard"><text:span text:style-name="T2"><text:s text:c="2"/></text:span><text:span text:style-name="T2">L'eau saumâtre prélevée en bouteille a été maintenue au réfrigérateur de son prélèvement jusqu'à l'expérience, pour éviter les variations de salinité imprévues, dues par exemple au développement de certaines bactéries, rendu impossible par une température froide. Pour l'expérience nous avions donc besoin d'un matériel de dosage : béchers, pipettes, etc. </text:span><text:span text:style-name="T2">Le matériel nécessaire nous a posé des problèmes d'organisation. </text:span><text:span text:style-name="T2"><text:s/>Après la disposition d'un volume donné d'eau saumâtre, nous avons versé le chlorure de potassium, qui avertit quand tous les ions chlorure sont consommés. Nous avons ensuite versé au compte goutte le nitrate d'argent, dont nous connaissions la concentration. Nous arrêtions dès que la solution tendait vers le rouge.</text:span></text:p>
      <text:p text:style-name="P1"><text:s/>Une fois l'expérience et les calculs terminés, les résultats sont les suivants :</text:p>
      <text:p text:style-name="P1"/>
      <text:p text:style-name="P1">En octobre → 13 mL de nitrate d'argent à 0.4 mol/L déversés. Cela correspond à une quantité de matière de </text:p>
      <text:p text:style-name="P1">0.4 * 0.013 = 0,0052 mol. Il y avait 10 mL d'eau saumâtre, et la concentration est donc de 0.0052 mol pour 10 mL, ce qui correspond à 0.52 mol/L * 55,44 g/mol = 30,38 g/L.</text:p>
      <text:p text:style-name="P1">En novembre → 14 mL de nitrate d'argent, donc 0.56 mol/L * 55,44 g/mol = 32.72 g/L.</text:p>
      <text:p text:style-name="P1"/>
      <text:p text:style-name="P1">Ayant une marge d'erreur assez faible, nous considérons la différence entre ces deux mesures comme bien réelle. Pour interpréter cette faible différence, nous nous sommes questionnés sur <text:soft-page-break/>l'existence de réelles variations en ce qui concerne la salinité de notre zone d'étude. L'eau d'octobre a été relevée peu après les épisodes cévenols qui inondent la région en automne. La mesure d'un taux de salinité plus faible à ce moment là est donc tangible, mais une différence plus grande nous aurait rendu la certitude quand à cette interprétation.</text:p>
      <text:p text:style-name="P1"/>
      <text:p text:style-name="P1">b) Nouvelle méthode, nouveaux résultats</text:p>
      <text:p text:style-name="P1"/>
      <text:p text:style-name="P1"><text:s text:c="2"/>Toujours dans le doute face à ces données quasiment inexploitables, nous avons décidé d'essayer une nouvelle méthode pour mesurer la salinité de l'eau prélevée, qui consiste à faire évaporer l'eau pour peser ensuite le dépôt restant. En réalité le choix de cette méthode a en grande partie été influencé par la difficulté à se procurer du nitrate d'argent et du chromate de potassium pour faire l'expérience en dehors du laboratoire du lycée, car les expériences étaient terminées.</text:p>
      <text:p text:style-name="P1"><text:s text:c="2"/>Comme nous n'étions pas encadrés par des professeurs et nous ne disposions pas de matériel propre et précis, nos mesures auraient bien entendu une bien moindre précision. En effet, la balance de cuisine est la première limitation, mais aussi l’absence de fiole jaugée précise. Nous avons donc évalué notre degré de précision à 5g/L près. Cette marge d'erreur déjà élevée est amplifiée par le fait que nous ne connaissons pas la composition de l'eau, et il n'est pas exclu qu'elle contienne d'autre minéraux que du sel. Or comme l'évaporation ne permet pas d'extraire uniquement les ions chlorures, si d'autres minéraux existent, notre mesure serait non seulement imprécise, mais fausse.</text:p>
      <text:p text:style-name="P1"><text:s text:c="2"/>Après l'évaporation, nous avons pesé le dépôt, et par équivalence de volume, nous avons déterminé une nouvelle valeur de salinité pour le mois de janvier  : 41 g/L. A ce moment là nous ne savions pas encore que l'eau contenait réellement d'autres minéraux, nous étions donc étonné d'obtenir une concentration si importante.</text:p>
      <text:p text:style-name="P1"/>
      <text:p text:style-name="P1"><text:s text:c="2"/>L'hypothèse que nous avons alors émise est que l'eau saumâtre présentait bien d'autres minéraux que les ions chlorure, et que là où le nitrate d'argent réagissait exclusivement avec les ions chlorure, la distillation de l'eau laissait tous les minéraux qui s'y trouvaient. L'obtention d'une valeur plus élevée fut dès lors moins extraordinaire.</text:p>
      <text:p text:style-name="Standard"><text:span text:style-name="T2"><text:s text:c="2"/></text:span><text:span text:style-name="T2">Pour vérifier la fiabilité de la méthode par évaporation, nous avons décidé de réaliser un test de présence d'ions dans l'eau saumâtre prélevée..</text:span><text:span text:style-name="T2">Cependant, pour s'assurer de notre hypothèse, nous avons réalisé des tests de présence d'autres minéraux, comme le cuivre, le zinc, l'aluminium. </text:span></text:p>
      <text:p text:style-name="Standard"><text:span text:style-name="T2"><text:s text:c="2"/></text:span><text:span text:style-name="T2">Cette </text:span><text:span text:style-name="T2">expérience</text:span><text:span text:style-name="T2"> ne nous a pas permis de déterminer la proportion de chaque minéral dans l'eau, mais uniquement </text:span><text:span text:style-name="T2">leur</text:span><text:span text:style-name="T2"> présence. Si nous avions connu la proportion, nous aurions pu en déduire la masse, et donc la concentration de sel.</text:span></text:p>
      <text:p text:style-name="Standard"><text:span text:style-name="T2"><text:s text:c="2"/>Les tests de présence de minéraux se réalisent grâce à </text:span><text:span text:style-name="T2">une réaction chimique. On utilise l'eau saumâtre et un autre réactif, qui forment un précipité d'une couleur connue si l'ion testé est présent.</text:span></text:p>
      <text:p text:style-name="P1"><text:s text:c="2"/>Finalement nous avons constaté que tous ces minéraux étaient bel et bien présent dans l'eau saumâtre, ce qui expliquait une telle différence de résultat. Aussi, une forte présence en zinc, aluminium, et beaucoup de sulfate (SO<text:span text:style-name="T3">2</text:span>, qui est un ion de l'acide sulfurique, et apporte beaucoup de pollution) nous confirmait une forte présence de pollution que nous avions déjà constaté lors de nos sorties sur le terrain.</text:p>
      <text:p text:style-name="P1"><text:s text:c="2"/>Comme nous ne savions pas si la proportion de sel était toujours la même par rapport aux autres ions, nous avons décidé de réaliser l'expérience par évaporation sur les bouteilles où nous avions déjà mesuré respectivement 30 et 32 g/L. Or, après l'évaporation, le résultat était de 50g/L pour la première et 35 pour la seconde. Si on calcule les proportions de sel, 30/50 pour la première, et 32/35 sur la seconde. Ce sont clairement des proportions différentes, et nous ne pouvons donc pas tirer de conclusions quand au relevé de janvier.</text:p>
      <text:p text:style-name="P1"/>
      <text:p text:style-name="P1">c) test de résistance des plantes à la Salinité :</text:p>
      <text:p text:style-name="P1"/>
      <text:p text:style-name="P1"><text:s text:c="2"/>A maintes reprises nous avons pu constater que seules trois plantes survivaient à des taux de salinité aussi élevés qu'en sansouire. Pourtant, la question légitime que nous nous posions alors fut <text:soft-page-break/>de savoir si ces plantes résistaient à de taux de salinité excessivement élevés, où bien si elles ne survivaient que lorsqu'il y a un taux de sel minimum. </text:p>
      <text:p text:style-name="P1"><text:s text:c="2"/>Pour vérifier ces hypothèses, nous avons déterré trois plants à des stades phénologiques similaires. Puis nous les avons soumis à des niveaux de salinité différents, (0g pour le premier, 6g pour le second et 18g pour le dernier). En renouvelant chaque semaine l'ajout de sel, nous avons observé si les plants qui étaient soumis à des niveau de salinité plus élevés mourraient avant. <text:s/>Au fil de l'expérience, aucune différence n'a été observée selon le taux de sel final. </text:p>
      <text:p text:style-name="P1"><text:s text:c="2"/>Cette observation confirmait notre intuition que les plantes de la sansouire sont très résistantes.</text:p>
      <text:p text:style-name="P1"/>
      <text:p text:style-name="P1">Les manipulations en laboratoire nous ont permis d'avancer sur deux points. Premièrement, elles confirmaient ou infirmaient nos hypothèses, ce qui nous permettait d'avancer dans notre démarche. Par exemple, notre hypothèse concernant la salinité de l'étang était qu'il était bien moins salé lorsqu'il vient de pleuvoir. Pourtant le relevé effectué juste après de fortes précipitations s'est révélé à peine moins salé que celui effectué « au sec ». Cela nous a permis d'avancer dans la mesure où nous avions alors compris que les variations de salinité étaient très faibles, ce qui nous a poussé à changer d'expérience. De plus les expériences effectué en laboratoire étaient l'occasion pour nous de nous retrouver et de réfléchir ensemble à la suite de la démarche.</text:p>
      <text:p text:style-name="P1"/>
      <text:p text:style-name="P1">Ainsi, nos expériences nous ont permis de déterminer que les variations de salinité étaient négligeables dans la sansouire, que l'eau de l'étang contenait une très grande quantité de minéraux différents, c'est à dire au moins 5, et que la salicorne était d'une résistance incroyable face à différents degrés de salin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2T17:33:37.396000000</meta:creation-date>
    <dc:date>2018-01-28T21:15:35.70</dc:date>
    <meta:editing-duration>P2DT1H1M59S</meta:editing-duration>
    <meta:editing-cycles>10</meta:editing-cycles>
    <meta:generator>OpenOffice/4.1.3$Win32 OpenOffice.org_project/413m1$Build-9783</meta:generator>
    <meta:document-statistic meta:table-count="0" meta:image-count="0" meta:object-count="0" meta:page-count="3" meta:paragraph-count="32" meta:word-count="1544" meta:character-count="9618"/>
    <dc:creator>Silène Godard-Cadillac</dc:creator>
  </office:meta>
</office:document-meta>
</file>